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7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1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HUFFMAN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Nom du fichier</text:p>
          </table:table-cell>
          <table:table-cell office:value-type="string" calcext:value-type="string">
            <text:p>Taille Non Compressé</text:p>
          </table:table-cell>
          <table:table-cell office:value-type="string" calcext:value-type="string">
            <text:p>Taille Compressé</text:p>
          </table:table-cell>
          <table:table-cell table:style-name="Default" office:value-type="string" calcext:value-type="string">
            <text:p>Taux de compression = 1-Rapport Compressé/Non Compressé</text:p>
          </table:table-cell>
        </table:table-row>
        <table:table-row table:style-name="ro1">
          <table:table-cell office:value-type="string" calcext:value-type="string">
            <text:p>techno.wav</text:p>
          </table:table-cell>
          <table:table-cell office:value-type="float" office:value="466617" calcext:value-type="float">
            <text:p>466617</text:p>
          </table:table-cell>
          <table:table-cell office:value-type="float" office:value="362337" calcext:value-type="float">
            <text:p>362337</text:p>
          </table:table-cell>
          <table:table-cell table:formula="of:=(1-[.C3]/[.B3])" office:value-type="percentage" office:value="0.22348092761301" calcext:value-type="percentage">
            <text:p/>
          </table:table-cell>
        </table:table-row>
        <table:table-row table:style-name="ro1">
          <table:table-cell office:value-type="string" calcext:value-type="string">
            <text:p>html (MODE D4EMPLOI de GCC)</text:p>
          </table:table-cell>
          <table:table-cell office:value-type="float" office:value="189902" calcext:value-type="float">
            <text:p>189902</text:p>
          </table:table-cell>
          <table:table-cell office:value-type="float" office:value="118946" calcext:value-type="float">
            <text:p>118946</text:p>
          </table:table-cell>
          <table:table-cell table:formula="of:=(1-[.C4]/[.B4])" office:value-type="percentage" office:value="0.37364535391939" calcext:value-type="percentage">
            <text:p/>
          </table:table-cell>
        </table:table-row>
        <table:table-row table:style-name="ro1">
          <table:table-cell office:value-type="string" calcext:value-type="string">
            <text:p>mp3(The echelon effect)</text:p>
          </table:table-cell>
          <table:table-cell office:value-type="float" office:value="4964517" calcext:value-type="float">
            <text:p>4964517</text:p>
          </table:table-cell>
          <table:table-cell office:value-type="float" office:value="4959655" calcext:value-type="float">
            <text:p>4959655</text:p>
          </table:table-cell>
          <table:table-cell table:formula="of:=(1-[.C5]/[.B5])" office:value-type="percentage" office:value="0.000979350055604566" calcext:value-type="percentage">
            <text:p/>
          </table:table-cell>
        </table:table-row>
        <table:table-row table:style-name="ro1">
          <table:table-cell office:value-type="string" calcext:value-type="string">
            <text:p>bmp(Megaman)</text:p>
          </table:table-cell>
          <table:table-cell office:value-type="float" office:value="353334" calcext:value-type="float">
            <text:p>353334</text:p>
          </table:table-cell>
          <table:table-cell office:value-type="float" office:value="256716" calcext:value-type="float">
            <text:p>256716</text:p>
          </table:table-cell>
          <table:table-cell table:formula="of:=(1-[.C6]/[.B6])" office:value-type="percentage" office:value="0.273446653874238" calcext:value-type="percentage">
            <text:p/>
          </table:table-cell>
        </table:table-row>
        <table:table-row table:style-name="ro1">
          <table:table-cell office:value-type="string" calcext:value-type="string">
            <text:p>png(Megaman)</text:p>
          </table:table-cell>
          <table:table-cell office:value-type="float" office:value="31132" calcext:value-type="float">
            <text:p>31132</text:p>
          </table:table-cell>
          <table:table-cell office:value-type="float" office:value="32635" calcext:value-type="float">
            <text:p>32635</text:p>
          </table:table-cell>
          <table:table-cell table:formula="of:=(1-[.C7]/[.B7])" office:value-type="percentage" office:value="-0.0482782988564821" calcext:value-type="percentage">
            <text:p/>
          </table:table-cell>
        </table:table-row>
        <table:table-row table:style-name="ro1">
          <table:table-cell office:value-type="string" calcext:value-type="string">
            <text:p>bpm(image-lettre-L) Noir et Blanc</text:p>
          </table:table-cell>
          <table:table-cell office:value-type="float" office:value="253621" calcext:value-type="float">
            <text:p>253621</text:p>
          </table:table-cell>
          <table:table-cell office:value-type="float" office:value="43825" calcext:value-type="float">
            <text:p>43825</text:p>
          </table:table-cell>
          <table:table-cell table:formula="of:=(1-[.C8]/[.B8])" office:value-type="percentage" office:value="0.827202794721257" calcext:value-type="percentage">
            <text:p/>
          </table:table-cell>
        </table:table-row>
        <table:table-row table:style-name="ro1">
          <table:table-cell office:value-type="string" calcext:value-type="string">
            <text:p>bpm(goudyini-A) Noir et Blanc</text:p>
          </table:table-cell>
          <table:table-cell office:value-type="float" office:value="1014337" calcext:value-type="float">
            <text:p>1014337</text:p>
          </table:table-cell>
          <table:table-cell office:value-type="float" office:value="192637" calcext:value-type="float">
            <text:p>192637</text:p>
          </table:table-cell>
          <table:table-cell table:formula="of:=(1-[.C9]/[.B9])" office:value-type="percentage" office:value="0.81008579988702" calcext:value-type="percentage">
            <text:p/>
          </table:table-cell>
        </table:table-row>
        <table:table-row table:style-name="ro1">
          <table:table-cell office:value-type="string" calcext:value-type="string">
            <text:p>.c(list_manager.c)</text:p>
          </table:table-cell>
          <table:table-cell office:value-type="float" office:value="11930" calcext:value-type="float">
            <text:p>11930</text:p>
          </table:table-cell>
          <table:table-cell office:value-type="float" office:value="7786" calcext:value-type="float">
            <text:p>7786</text:p>
          </table:table-cell>
          <table:table-cell table:formula="of:=(1-[.C10]/[.B10])" office:value-type="percentage" office:value="0.347359597652976" calcext:value-type="percentage">
            <text:p/>
          </table:table-cell>
        </table:table-row>
        <table:table-row table:style-name="ro1">
          <table:table-cell office:value-type="string" calcext:value-type="string">
            <text:p>binaire (codage)</text:p>
          </table:table-cell>
          <table:table-cell office:value-type="float" office:value="26065" calcext:value-type="float">
            <text:p>26065</text:p>
          </table:table-cell>
          <table:table-cell office:value-type="float" office:value="20444" calcext:value-type="float">
            <text:p>20444</text:p>
          </table:table-cell>
          <table:table-cell table:formula="of:=(1-[.C11]/[.B11])" office:value-type="percentage" office:value="0.215653174755419" calcext:value-type="percentage">
            <text:p/>
          </table:table-cell>
        </table:table-row>
        <table:table-row table:style-name="ro1">
          <table:table-cell office:value-type="string" calcext:value-type="string">
            <text:p>mpeg(video centaur₂.mpeg)</text:p>
          </table:table-cell>
          <table:table-cell office:value-type="float" office:value="10727428" calcext:value-type="float">
            <text:p>10727428</text:p>
          </table:table-cell>
          <table:table-cell office:value-type="float" office:value="9868152" calcext:value-type="float">
            <text:p>9868152</text:p>
          </table:table-cell>
          <table:table-cell table:formula="of:=(1-[.C12]/[.B12])" office:value-type="percentage" office:value="0.0801008405742737" calcext:value-type="percentage">
            <text:p/>
          </table:table-cell>
        </table:table-row>
        <table:table-row table:style-name="ro1">
          <table:table-cell table:number-columns-repeated="3"/>
          <table:table-cell table:formula="of:=(1-[.C13]/[.B13])" office:value-type="string" office:string-value="" calcext:value-type="error">
            <text:p/>
          </table:table-cell>
        </table:table-row>
        <table:table-row table:style-name="ro1">
          <table:table-cell table:number-columns-repeated="3"/>
          <table:table-cell table:formula="of:=(1-[.C14]/[.B14])" office:value-type="string" office:string-value="" calcext:value-type="error">
            <text:p/>
          </table:table-cell>
        </table:table-row>
        <table:table-row table:style-name="ro1">
          <table:table-cell table:number-columns-repeated="3"/>
          <table:table-cell table:formula="of:=(1-[.C15]/[.B15])" office:value-type="string" office:string-value="" calcext:value-type="error">
            <text:p/>
          </table:table-cell>
        </table:table-row>
        <table:table-row table:style-name="ro1">
          <table:table-cell table:number-columns-repeated="3"/>
          <table:table-cell table:formula="of:=(1-[.C16]/[.B16])" office:value-type="string" office:string-value="" calcext:value-type="error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8:44:35.217561745</meta:creation-date>
    <dc:date>2014-06-02T19:16:44.733596169</dc:date>
    <meta:editing-duration>PT30M21S</meta:editing-duration>
    <meta:editing-cycles>15</meta:editing-cycles>
    <meta:generator>LibreOffice/4.2.3.3$Linux_X86_64 LibreOffice_project/420m0$Build-3</meta:generator>
    <meta:document-statistic meta:table-count="1" meta:cell-count="0" meta:object-count="0"/>
  </office:meta>
</office:document-meta>
</file>